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18AC8D1CFE1.png" manifest:media-type="image/png"/>
  <manifest:file-entry manifest:full-path="Pictures/10000000000000130000018A2168A944.png" manifest:media-type="image/png"/>
  <manifest:file-entry manifest:full-path="Pictures/100000000000014A0000018ABB40A439.png" manifest:media-type="image/png"/>
  <manifest:file-entry manifest:full-path="Pictures/10000000000000DC00000106E8C81ADB.png" manifest:media-type="image/png"/>
  <manifest:file-entry manifest:full-path="Pictures/100000000000014A0000018AF8D7A228.png" manifest:media-type="image/png"/>
  <manifest:file-entry manifest:full-path="Pictures/100000000000000D000001068C1837A9.png" manifest:media-type="image/png"/>
  <manifest:file-entry manifest:full-path="Pictures/10000000000000DC00000106F24D4397.png" manifest:media-type="image/png"/>
  <manifest:file-entry manifest:full-path="Pictures/10000000000000DC000001061E116AE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style:style style:name="T3" style:family="text">
      <style:text-properties fo:color="#000000" loext:opacity="100%" style:font-name="DejaVuSans" fo:font-size="20pt" fo:font-weight="normal" style:font-name-asian="DejaVuSans" style:font-size-asian="20pt" style:font-weight-asian="normal" style:font-name-complex="DejaVuSans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77cm" svg:height="6.663cm" svg:x="1.222cm" svg:y="1.938cm" svg:viewBox="0 0 5578 6664" draw:points="0,0 5578,0 5578,6664 0,6664">
          <text:p/>
        </draw:polygon>
        <draw:frame draw:style-name="gr2" draw:text-style-name="P2" draw:layer="layout" svg:width="5.587cm" svg:height="6.671cm" svg:x="1.223cm" svg:y="1.929cm">
          <draw:image xlink:href="Pictures/100000000000014A0000018AC8D1CFE1.png" xlink:type="simple" xlink:show="embed" xlink:actuate="onLoad" draw:mime-type="image/png">
            <text:p/>
          </draw:image>
        </draw:frame>
        <draw:line draw:style-name="gr3" draw:text-style-name="P2" draw:layer="layout" svg:x1="1.222cm" svg:y1="8.601cm" svg:x2="1.222cm" svg:y2="8.724cm">
          <text:p/>
        </draw:line>
        <draw:line draw:style-name="gr3" draw:text-style-name="P2" draw:layer="layout" svg:x1="2.616cm" svg:y1="8.601cm" svg:x2="2.616cm" svg:y2="8.724cm">
          <text:p/>
        </draw:line>
        <draw:frame draw:style-name="gr4" draw:text-style-name="P4" draw:layer="layout" svg:width="0.352cm" svg:height="0.412cm" svg:x="1.111cm" svg:y="8.789cm">
          <draw:text-box>
            <text:p text:style-name="P3"><text:span text:style-name="T1">0</text:span></text:p>
          </draw:text-box>
        </draw:frame>
        <draw:line draw:style-name="gr3" draw:text-style-name="P2" draw:layer="layout" svg:x1="4.011cm" svg:y1="8.601cm" svg:x2="4.011cm" svg:y2="8.724cm">
          <text:p/>
        </draw:line>
        <draw:frame draw:style-name="gr4" draw:text-style-name="P4" draw:layer="layout" svg:width="0.352cm" svg:height="0.412cm" svg:x="2.505cm" svg:y="8.789cm">
          <draw:text-box>
            <text:p text:style-name="P3"><text:span text:style-name="T1">1</text:span></text:p>
          </draw:text-box>
        </draw:frame>
        <draw:line draw:style-name="gr3" draw:text-style-name="P2" draw:layer="layout" svg:x1="5.405cm" svg:y1="8.601cm" svg:x2="5.405cm" svg:y2="8.724cm">
          <text:p/>
        </draw:line>
        <draw:frame draw:style-name="gr4" draw:text-style-name="P4" draw:layer="layout" svg:width="0.352cm" svg:height="0.412cm" svg:x="3.899cm" svg:y="8.789cm">
          <draw:text-box>
            <text:p text:style-name="P3"><text:span text:style-name="T1">2</text:span></text:p>
          </draw:text-box>
        </draw:frame>
        <draw:line draw:style-name="gr3" draw:text-style-name="P2" draw:layer="layout" svg:x1="6.799cm" svg:y1="8.601cm" svg:x2="6.799cm" svg:y2="8.724cm">
          <text:p/>
        </draw:line>
        <draw:frame draw:style-name="gr4" draw:text-style-name="P4" draw:layer="layout" svg:width="0.352cm" svg:height="0.412cm" svg:x="5.293cm" svg:y="8.789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6.687cm" svg:y="8.789cm">
          <draw:text-box>
            <text:p text:style-name="P3"><text:span text:style-name="T1">4</text:span></text:p>
          </draw:text-box>
        </draw:frame>
        <draw:line draw:style-name="gr3" draw:text-style-name="P2" draw:layer="layout" svg:x1="1.222cm" svg:y1="8.601cm" svg:x2="1.099cm" svg:y2="8.601cm">
          <text:p/>
        </draw:line>
        <draw:line draw:style-name="gr3" draw:text-style-name="P2" draw:layer="layout" svg:x1="1.222cm" svg:y1="7.268cm" svg:x2="1.099cm" svg:y2="7.268cm">
          <text:p/>
        </draw:line>
        <draw:frame draw:style-name="gr4" draw:text-style-name="P4" draw:layer="layout" svg:width="0.352cm" svg:height="0.412cm" svg:x="0.751cm" svg:y="8.408cm">
          <draw:text-box>
            <text:p text:style-name="P3"><text:span text:style-name="T1">0</text:span></text:p>
          </draw:text-box>
        </draw:frame>
        <draw:line draw:style-name="gr3" draw:text-style-name="P2" draw:layer="layout" svg:x1="1.222cm" svg:y1="5.936cm" svg:x2="1.099cm" svg:y2="5.936cm">
          <text:p/>
        </draw:line>
        <draw:frame draw:style-name="gr4" draw:text-style-name="P4" draw:layer="layout" svg:width="0.352cm" svg:height="0.412cm" svg:x="0.751cm" svg:y="7.075cm">
          <draw:text-box>
            <text:p text:style-name="P3"><text:span text:style-name="T1">1</text:span></text:p>
          </draw:text-box>
        </draw:frame>
        <draw:line draw:style-name="gr3" draw:text-style-name="P2" draw:layer="layout" svg:x1="1.222cm" svg:y1="4.603cm" svg:x2="1.099cm" svg:y2="4.603cm">
          <text:p/>
        </draw:line>
        <draw:frame draw:style-name="gr4" draw:text-style-name="P4" draw:layer="layout" svg:width="0.352cm" svg:height="0.412cm" svg:x="0.751cm" svg:y="5.743cm">
          <draw:text-box>
            <text:p text:style-name="P3"><text:span text:style-name="T1">2</text:span></text:p>
          </draw:text-box>
        </draw:frame>
        <draw:line draw:style-name="gr3" draw:text-style-name="P2" draw:layer="layout" svg:x1="1.222cm" svg:y1="3.27cm" svg:x2="1.099cm" svg:y2="3.27cm">
          <text:p/>
        </draw:line>
        <draw:frame draw:style-name="gr4" draw:text-style-name="P4" draw:layer="layout" svg:width="0.352cm" svg:height="0.412cm" svg:x="0.751cm" svg:y="4.41cm">
          <draw:text-box>
            <text:p text:style-name="P3"><text:span text:style-name="T1">3</text:span></text:p>
          </draw:text-box>
        </draw:frame>
        <draw:line draw:style-name="gr3" draw:text-style-name="P2" draw:layer="layout" svg:x1="1.222cm" svg:y1="1.938cm" svg:x2="1.099cm" svg:y2="1.938cm">
          <text:p/>
        </draw:line>
        <draw:frame draw:style-name="gr4" draw:text-style-name="P4" draw:layer="layout" svg:width="0.352cm" svg:height="0.412cm" svg:x="0.751cm" svg:y="3.07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0.751cm" svg:y="1.745cm">
          <draw:text-box>
            <text:p text:style-name="P3"><text:span text:style-name="T1">5</text:span></text:p>
          </draw:text-box>
        </draw:frame>
        <draw:line draw:style-name="gr5" draw:text-style-name="P2" draw:layer="layout" svg:x1="1.222cm" svg:y1="8.601cm" svg:x2="1.222cm" svg:y2="1.938cm">
          <text:p/>
        </draw:line>
        <draw:line draw:style-name="gr5" draw:text-style-name="P2" draw:layer="layout" svg:x1="6.799cm" svg:y1="8.601cm" svg:x2="6.799cm" svg:y2="1.938cm">
          <text:p/>
        </draw:line>
        <draw:line draw:style-name="gr5" draw:text-style-name="P2" draw:layer="layout" svg:x1="1.222cm" svg:y1="8.601cm" svg:x2="6.799cm" svg:y2="8.601cm">
          <text:p/>
        </draw:line>
        <draw:line draw:style-name="gr5" draw:text-style-name="P2" draw:layer="layout" svg:x1="1.222cm" svg:y1="1.938cm" svg:x2="6.799cm" svg:y2="1.938cm">
          <text:p/>
        </draw:line>
        <draw:frame draw:style-name="gr4" draw:text-style-name="P4" draw:layer="layout" svg:width="0.945cm" svg:height="0.412cm" draw:transform="rotate (1.5707963267949) translate (0.21cm 5.744cm)">
          <draw:text-box>
            <text:p text:style-name="P3"><text:span text:style-name="T1">Y (m)</text:span></text:p>
          </draw:text-box>
        </draw:frame>
        <draw:polygon draw:style-name="gr1" draw:text-style-name="P1" draw:layer="layout" svg:width="5.577cm" svg:height="6.663cm" svg:x="7.587cm" svg:y="1.938cm" svg:viewBox="0 0 5578 6664" draw:points="0,0 5578,0 5578,6664 0,6664">
          <text:p/>
        </draw:polygon>
        <draw:frame draw:style-name="gr2" draw:text-style-name="P2" draw:layer="layout" svg:width="5.587cm" svg:height="6.671cm" svg:x="7.588cm" svg:y="1.929cm">
          <draw:image xlink:href="Pictures/100000000000014A0000018ABB40A439.png" xlink:type="simple" xlink:show="embed" xlink:actuate="onLoad" draw:mime-type="image/png">
            <text:p/>
          </draw:image>
        </draw:frame>
        <draw:line draw:style-name="gr3" draw:text-style-name="P2" draw:layer="layout" svg:x1="7.587cm" svg:y1="8.601cm" svg:x2="7.587cm" svg:y2="8.724cm">
          <text:p/>
        </draw:line>
        <draw:frame draw:style-name="gr6" draw:text-style-name="P5" draw:layer="layout" svg:width="4.038cm" svg:height="0.497cm" svg:x="1.973cm" svg:y="1.334cm">
          <draw:text-box>
            <text:p text:style-name="P3"><text:span text:style-name="T2">Razão cíclica = 0,2</text:span></text:p>
          </draw:text-box>
        </draw:frame>
        <draw:line draw:style-name="gr3" draw:text-style-name="P2" draw:layer="layout" svg:x1="8.981cm" svg:y1="8.601cm" svg:x2="8.981cm" svg:y2="8.724cm">
          <text:p/>
        </draw:line>
        <draw:frame draw:style-name="gr4" draw:text-style-name="P4" draw:layer="layout" svg:width="0.352cm" svg:height="0.412cm" svg:x="7.475cm" svg:y="8.789cm">
          <draw:text-box>
            <text:p text:style-name="P3"><text:span text:style-name="T1">0</text:span></text:p>
          </draw:text-box>
        </draw:frame>
        <draw:line draw:style-name="gr3" draw:text-style-name="P2" draw:layer="layout" svg:x1="10.375cm" svg:y1="8.601cm" svg:x2="10.375cm" svg:y2="8.724cm">
          <text:p/>
        </draw:line>
        <draw:frame draw:style-name="gr4" draw:text-style-name="P4" draw:layer="layout" svg:width="0.352cm" svg:height="0.412cm" svg:x="8.87cm" svg:y="8.789cm">
          <draw:text-box>
            <text:p text:style-name="P3"><text:span text:style-name="T1">1</text:span></text:p>
          </draw:text-box>
        </draw:frame>
        <draw:line draw:style-name="gr3" draw:text-style-name="P2" draw:layer="layout" svg:x1="11.77cm" svg:y1="8.601cm" svg:x2="11.77cm" svg:y2="8.724cm">
          <text:p/>
        </draw:line>
        <draw:frame draw:style-name="gr4" draw:text-style-name="P4" draw:layer="layout" svg:width="0.352cm" svg:height="0.412cm" svg:x="10.264cm" svg:y="8.789cm">
          <draw:text-box>
            <text:p text:style-name="P3"><text:span text:style-name="T1">2</text:span></text:p>
          </draw:text-box>
        </draw:frame>
        <draw:line draw:style-name="gr3" draw:text-style-name="P2" draw:layer="layout" svg:x1="13.164cm" svg:y1="8.601cm" svg:x2="13.164cm" svg:y2="8.724cm">
          <text:p/>
        </draw:line>
        <draw:frame draw:style-name="gr4" draw:text-style-name="P4" draw:layer="layout" svg:width="0.352cm" svg:height="0.412cm" svg:x="11.658cm" svg:y="8.789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13.052cm" svg:y="8.789cm">
          <draw:text-box>
            <text:p text:style-name="P3"><text:span text:style-name="T1">4</text:span></text:p>
          </draw:text-box>
        </draw:frame>
        <draw:line draw:style-name="gr3" draw:text-style-name="P2" draw:layer="layout" svg:x1="7.587cm" svg:y1="8.601cm" svg:x2="7.464cm" svg:y2="8.601cm">
          <text:p/>
        </draw:line>
        <draw:line draw:style-name="gr3" draw:text-style-name="P2" draw:layer="layout" svg:x1="7.587cm" svg:y1="7.268cm" svg:x2="7.464cm" svg:y2="7.268cm">
          <text:p/>
        </draw:line>
        <draw:frame draw:style-name="gr4" draw:text-style-name="P4" draw:layer="layout" svg:width="0.352cm" svg:height="0.412cm" svg:x="7.116cm" svg:y="8.408cm">
          <draw:text-box>
            <text:p text:style-name="P3"><text:span text:style-name="T1">0</text:span></text:p>
          </draw:text-box>
        </draw:frame>
        <draw:line draw:style-name="gr3" draw:text-style-name="P2" draw:layer="layout" svg:x1="7.587cm" svg:y1="5.936cm" svg:x2="7.464cm" svg:y2="5.936cm">
          <text:p/>
        </draw:line>
        <draw:frame draw:style-name="gr4" draw:text-style-name="P4" draw:layer="layout" svg:width="0.352cm" svg:height="0.412cm" svg:x="7.116cm" svg:y="7.075cm">
          <draw:text-box>
            <text:p text:style-name="P3"><text:span text:style-name="T1">1</text:span></text:p>
          </draw:text-box>
        </draw:frame>
        <draw:line draw:style-name="gr3" draw:text-style-name="P2" draw:layer="layout" svg:x1="7.587cm" svg:y1="4.603cm" svg:x2="7.464cm" svg:y2="4.603cm">
          <text:p/>
        </draw:line>
        <draw:frame draw:style-name="gr4" draw:text-style-name="P4" draw:layer="layout" svg:width="0.352cm" svg:height="0.412cm" svg:x="7.116cm" svg:y="5.743cm">
          <draw:text-box>
            <text:p text:style-name="P3"><text:span text:style-name="T1">2</text:span></text:p>
          </draw:text-box>
        </draw:frame>
        <draw:line draw:style-name="gr3" draw:text-style-name="P2" draw:layer="layout" svg:x1="7.587cm" svg:y1="3.27cm" svg:x2="7.464cm" svg:y2="3.27cm">
          <text:p/>
        </draw:line>
        <draw:frame draw:style-name="gr4" draw:text-style-name="P4" draw:layer="layout" svg:width="0.352cm" svg:height="0.412cm" svg:x="7.116cm" svg:y="4.41cm">
          <draw:text-box>
            <text:p text:style-name="P3"><text:span text:style-name="T1">3</text:span></text:p>
          </draw:text-box>
        </draw:frame>
        <draw:line draw:style-name="gr3" draw:text-style-name="P2" draw:layer="layout" svg:x1="7.587cm" svg:y1="1.938cm" svg:x2="7.464cm" svg:y2="1.938cm">
          <text:p/>
        </draw:line>
        <draw:frame draw:style-name="gr4" draw:text-style-name="P4" draw:layer="layout" svg:width="0.352cm" svg:height="0.412cm" svg:x="7.116cm" svg:y="3.07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7.116cm" svg:y="1.745cm">
          <draw:text-box>
            <text:p text:style-name="P3"><text:span text:style-name="T1">5</text:span></text:p>
          </draw:text-box>
        </draw:frame>
        <draw:line draw:style-name="gr5" draw:text-style-name="P2" draw:layer="layout" svg:x1="7.587cm" svg:y1="8.601cm" svg:x2="7.587cm" svg:y2="1.938cm">
          <text:p/>
        </draw:line>
        <draw:line draw:style-name="gr5" draw:text-style-name="P2" draw:layer="layout" svg:x1="13.164cm" svg:y1="8.601cm" svg:x2="13.164cm" svg:y2="1.938cm">
          <text:p/>
        </draw:line>
        <draw:line draw:style-name="gr5" draw:text-style-name="P2" draw:layer="layout" svg:x1="7.587cm" svg:y1="8.601cm" svg:x2="13.164cm" svg:y2="8.601cm">
          <text:p/>
        </draw:line>
        <draw:line draw:style-name="gr5" draw:text-style-name="P2" draw:layer="layout" svg:x1="7.587cm" svg:y1="1.938cm" svg:x2="13.164cm" svg:y2="1.938cm">
          <text:p/>
        </draw:line>
        <draw:polygon draw:style-name="gr1" draw:text-style-name="P1" draw:layer="layout" svg:width="5.577cm" svg:height="6.663cm" svg:x="13.952cm" svg:y="1.938cm" svg:viewBox="0 0 5578 6664" draw:points="0,0 5578,0 5578,6664 0,6664">
          <text:p/>
        </draw:polygon>
        <draw:frame draw:style-name="gr2" draw:text-style-name="P2" draw:layer="layout" svg:width="5.587cm" svg:height="6.671cm" svg:x="13.953cm" svg:y="1.929cm">
          <draw:image xlink:href="Pictures/100000000000014A0000018AF8D7A228.png" xlink:type="simple" xlink:show="embed" xlink:actuate="onLoad" draw:mime-type="image/png">
            <text:p/>
          </draw:image>
        </draw:frame>
        <draw:line draw:style-name="gr3" draw:text-style-name="P2" draw:layer="layout" svg:x1="13.952cm" svg:y1="8.601cm" svg:x2="13.952cm" svg:y2="8.724cm">
          <text:p/>
        </draw:line>
        <draw:line draw:style-name="gr3" draw:text-style-name="P2" draw:layer="layout" svg:x1="15.346cm" svg:y1="8.601cm" svg:x2="15.346cm" svg:y2="8.724cm">
          <text:p/>
        </draw:line>
        <draw:frame draw:style-name="gr4" draw:text-style-name="P4" draw:layer="layout" svg:width="0.352cm" svg:height="0.412cm" svg:x="13.84cm" svg:y="8.789cm">
          <draw:text-box>
            <text:p text:style-name="P3"><text:span text:style-name="T1">0</text:span></text:p>
          </draw:text-box>
        </draw:frame>
        <draw:line draw:style-name="gr3" draw:text-style-name="P2" draw:layer="layout" svg:x1="16.74cm" svg:y1="8.601cm" svg:x2="16.74cm" svg:y2="8.724cm">
          <text:p/>
        </draw:line>
        <draw:frame draw:style-name="gr4" draw:text-style-name="P4" draw:layer="layout" svg:width="0.352cm" svg:height="0.412cm" svg:x="15.235cm" svg:y="8.789cm">
          <draw:text-box>
            <text:p text:style-name="P3"><text:span text:style-name="T1">1</text:span></text:p>
          </draw:text-box>
        </draw:frame>
        <draw:line draw:style-name="gr3" draw:text-style-name="P2" draw:layer="layout" svg:x1="18.135cm" svg:y1="8.601cm" svg:x2="18.135cm" svg:y2="8.724cm">
          <text:p/>
        </draw:line>
        <draw:frame draw:style-name="gr4" draw:text-style-name="P4" draw:layer="layout" svg:width="0.352cm" svg:height="0.412cm" svg:x="16.629cm" svg:y="8.789cm">
          <draw:text-box>
            <text:p text:style-name="P3"><text:span text:style-name="T1">2</text:span></text:p>
          </draw:text-box>
        </draw:frame>
        <draw:line draw:style-name="gr3" draw:text-style-name="P2" draw:layer="layout" svg:x1="19.529cm" svg:y1="8.601cm" svg:x2="19.529cm" svg:y2="8.724cm">
          <text:p/>
        </draw:line>
        <draw:frame draw:style-name="gr4" draw:text-style-name="P4" draw:layer="layout" svg:width="0.352cm" svg:height="0.412cm" svg:x="18.023cm" svg:y="8.789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19.417cm" svg:y="8.789cm">
          <draw:text-box>
            <text:p text:style-name="P3"><text:span text:style-name="T1">4</text:span></text:p>
          </draw:text-box>
        </draw:frame>
        <draw:line draw:style-name="gr3" draw:text-style-name="P2" draw:layer="layout" svg:x1="13.952cm" svg:y1="8.601cm" svg:x2="13.829cm" svg:y2="8.601cm">
          <text:p/>
        </draw:line>
        <draw:line draw:style-name="gr3" draw:text-style-name="P2" draw:layer="layout" svg:x1="13.952cm" svg:y1="7.268cm" svg:x2="13.829cm" svg:y2="7.268cm">
          <text:p/>
        </draw:line>
        <draw:frame draw:style-name="gr4" draw:text-style-name="P4" draw:layer="layout" svg:width="0.352cm" svg:height="0.412cm" svg:x="13.481cm" svg:y="8.408cm">
          <draw:text-box>
            <text:p text:style-name="P3"><text:span text:style-name="T1">0</text:span></text:p>
          </draw:text-box>
        </draw:frame>
        <draw:line draw:style-name="gr3" draw:text-style-name="P2" draw:layer="layout" svg:x1="13.952cm" svg:y1="5.936cm" svg:x2="13.829cm" svg:y2="5.936cm">
          <text:p/>
        </draw:line>
        <draw:frame draw:style-name="gr4" draw:text-style-name="P4" draw:layer="layout" svg:width="0.352cm" svg:height="0.412cm" svg:x="13.481cm" svg:y="7.075cm">
          <draw:text-box>
            <text:p text:style-name="P3"><text:span text:style-name="T1">1</text:span></text:p>
          </draw:text-box>
        </draw:frame>
        <draw:line draw:style-name="gr3" draw:text-style-name="P2" draw:layer="layout" svg:x1="13.952cm" svg:y1="4.603cm" svg:x2="13.829cm" svg:y2="4.603cm">
          <text:p/>
        </draw:line>
        <draw:frame draw:style-name="gr4" draw:text-style-name="P4" draw:layer="layout" svg:width="0.352cm" svg:height="0.412cm" svg:x="13.481cm" svg:y="5.743cm">
          <draw:text-box>
            <text:p text:style-name="P3"><text:span text:style-name="T1">2</text:span></text:p>
          </draw:text-box>
        </draw:frame>
        <draw:line draw:style-name="gr3" draw:text-style-name="P2" draw:layer="layout" svg:x1="13.952cm" svg:y1="3.27cm" svg:x2="13.829cm" svg:y2="3.27cm">
          <text:p/>
        </draw:line>
        <draw:frame draw:style-name="gr4" draw:text-style-name="P4" draw:layer="layout" svg:width="0.352cm" svg:height="0.412cm" svg:x="13.481cm" svg:y="4.41cm">
          <draw:text-box>
            <text:p text:style-name="P3"><text:span text:style-name="T1">3</text:span></text:p>
          </draw:text-box>
        </draw:frame>
        <draw:line draw:style-name="gr3" draw:text-style-name="P2" draw:layer="layout" svg:x1="13.952cm" svg:y1="1.938cm" svg:x2="13.829cm" svg:y2="1.938cm">
          <text:p/>
        </draw:line>
        <draw:frame draw:style-name="gr4" draw:text-style-name="P4" draw:layer="layout" svg:width="0.352cm" svg:height="0.412cm" svg:x="13.481cm" svg:y="3.07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13.481cm" svg:y="1.745cm">
          <draw:text-box>
            <text:p text:style-name="P3"><text:span text:style-name="T1">5</text:span></text:p>
          </draw:text-box>
        </draw:frame>
        <draw:line draw:style-name="gr5" draw:text-style-name="P2" draw:layer="layout" svg:x1="13.952cm" svg:y1="8.601cm" svg:x2="13.952cm" svg:y2="1.938cm">
          <text:p/>
        </draw:line>
        <draw:line draw:style-name="gr5" draw:text-style-name="P2" draw:layer="layout" svg:x1="19.529cm" svg:y1="8.601cm" svg:x2="19.529cm" svg:y2="1.938cm">
          <text:p/>
        </draw:line>
        <draw:line draw:style-name="gr5" draw:text-style-name="P2" draw:layer="layout" svg:x1="13.952cm" svg:y1="8.601cm" svg:x2="19.529cm" svg:y2="8.601cm">
          <text:p/>
        </draw:line>
        <draw:line draw:style-name="gr5" draw:text-style-name="P2" draw:layer="layout" svg:x1="13.952cm" svg:y1="1.938cm" svg:x2="19.529cm" svg:y2="1.938cm">
          <text:p/>
        </draw:line>
        <draw:polygon draw:style-name="gr1" draw:text-style-name="P1" draw:layer="layout" svg:width="0.333cm" svg:height="6.663cm" svg:x="19.877cm" svg:y="1.938cm" svg:viewBox="0 0 334 6664" draw:points="0,0 334,0 334,6664 0,6664">
          <text:p/>
        </draw:polygon>
        <draw:frame draw:style-name="gr2" draw:text-style-name="P2" draw:layer="layout" svg:width="0.321cm" svg:height="6.671cm" svg:x="19.884cm" svg:y="1.933cm">
          <draw:image xlink:href="Pictures/10000000000000130000018A2168A944.png" xlink:type="simple" xlink:show="embed" xlink:actuate="onLoad" draw:mime-type="image/png">
            <text:p/>
          </draw:image>
        </draw:frame>
        <draw:line draw:style-name="gr3" draw:text-style-name="P2" draw:layer="layout" svg:x1="20.21cm" svg:y1="8.601cm" svg:x2="20.334cm" svg:y2="8.601cm">
          <text:p/>
        </draw:line>
        <draw:line draw:style-name="gr3" draw:text-style-name="P2" draw:layer="layout" svg:x1="20.21cm" svg:y1="7.268cm" svg:x2="20.334cm" svg:y2="7.268cm">
          <text:p/>
        </draw:line>
        <draw:frame draw:style-name="gr4" draw:text-style-name="P4" draw:layer="layout" svg:width="0.561cm" svg:height="0.412cm" svg:x="20.458cm" svg:y="8.408cm">
          <draw:text-box>
            <text:p text:style-name="P3"><text:span text:style-name="T1">0.0</text:span></text:p>
          </draw:text-box>
        </draw:frame>
        <draw:line draw:style-name="gr3" draw:text-style-name="P2" draw:layer="layout" svg:x1="20.21cm" svg:y1="5.936cm" svg:x2="20.334cm" svg:y2="5.936cm">
          <text:p/>
        </draw:line>
        <draw:frame draw:style-name="gr4" draw:text-style-name="P4" draw:layer="layout" svg:width="0.561cm" svg:height="0.412cm" svg:x="20.458cm" svg:y="7.075cm">
          <draw:text-box>
            <text:p text:style-name="P3"><text:span text:style-name="T1">0.2</text:span></text:p>
          </draw:text-box>
        </draw:frame>
        <draw:line draw:style-name="gr3" draw:text-style-name="P2" draw:layer="layout" svg:x1="20.21cm" svg:y1="4.603cm" svg:x2="20.334cm" svg:y2="4.603cm">
          <text:p/>
        </draw:line>
        <draw:frame draw:style-name="gr4" draw:text-style-name="P4" draw:layer="layout" svg:width="0.561cm" svg:height="0.412cm" svg:x="20.458cm" svg:y="5.743cm">
          <draw:text-box>
            <text:p text:style-name="P3"><text:span text:style-name="T1">0.4</text:span></text:p>
          </draw:text-box>
        </draw:frame>
        <draw:line draw:style-name="gr3" draw:text-style-name="P2" draw:layer="layout" svg:x1="20.21cm" svg:y1="3.27cm" svg:x2="20.334cm" svg:y2="3.27cm">
          <text:p/>
        </draw:line>
        <draw:frame draw:style-name="gr4" draw:text-style-name="P4" draw:layer="layout" svg:width="0.561cm" svg:height="0.412cm" svg:x="20.458cm" svg:y="4.41cm">
          <draw:text-box>
            <text:p text:style-name="P3"><text:span text:style-name="T1">0.6</text:span></text:p>
          </draw:text-box>
        </draw:frame>
        <draw:line draw:style-name="gr3" draw:text-style-name="P2" draw:layer="layout" svg:x1="20.21cm" svg:y1="1.938cm" svg:x2="20.334cm" svg:y2="1.938cm">
          <text:p/>
        </draw:line>
        <draw:frame draw:style-name="gr4" draw:text-style-name="P4" draw:layer="layout" svg:width="0.561cm" svg:height="0.412cm" svg:x="20.458cm" svg:y="3.077cm">
          <draw:text-box>
            <text:p text:style-name="P3"><text:span text:style-name="T1">0.8</text:span></text:p>
          </draw:text-box>
        </draw:frame>
        <draw:frame draw:style-name="gr4" draw:text-style-name="P4" draw:layer="layout" svg:width="0.561cm" svg:height="0.412cm" svg:x="20.458cm" svg:y="1.745cm">
          <draw:text-box>
            <text:p text:style-name="P3"><text:span text:style-name="T1">1.0</text:span></text:p>
          </draw:text-box>
        </draw:frame>
        <draw:polygon draw:style-name="gr5" draw:text-style-name="P2" draw:layer="layout" svg:width="0.333cm" svg:height="6.663cm" svg:x="19.877cm" svg:y="1.938cm" svg:viewBox="0 0 334 6664" draw:points="0,0 334,0 334,6664 0,6664">
          <text:p/>
        </draw:polygon>
        <draw:frame draw:style-name="gr4" draw:text-style-name="P4" draw:layer="layout" svg:width="0.709cm" svg:height="0.412cm" draw:transform="rotate (1.5707963267949) translate (21.101cm 5.625cm)">
          <draw:text-box>
            <text:p text:style-name="P3"><text:span text:style-name="T1">BER</text:span></text:p>
          </draw:text-box>
        </draw:frame>
        <draw:frame draw:style-name="gr7" draw:text-style-name="P7" draw:layer="layout" svg:width="4.474cm" svg:height="0.822cm" svg:x="8.2cm" svg:y="0.25cm">
          <draw:text-box>
            <text:p text:style-name="P6"><text:span text:style-name="T3">Sinal filtrado</text:span></text:p>
          </draw:text-box>
        </draw:frame>
        <draw:polygon draw:style-name="gr1" draw:text-style-name="P1" draw:layer="layout" svg:width="5.57cm" svg:height="6.636cm" svg:x="1.186cm" svg:y="12.033cm" svg:viewBox="0 0 5571 6637" draw:points="0,0 5571,0 5571,6637 0,6637">
          <text:p/>
        </draw:polygon>
        <draw:frame draw:style-name="gr2" draw:text-style-name="P2" draw:layer="layout" svg:width="5.587cm" svg:height="6.654cm" svg:x="1.186cm" svg:y="12.015cm">
          <draw:image xlink:href="Pictures/10000000000000DC00000106F24D4397.png" xlink:type="simple" xlink:show="embed" xlink:actuate="onLoad" draw:mime-type="image/png">
            <text:p/>
          </draw:image>
        </draw:frame>
        <draw:line draw:style-name="gr3" draw:text-style-name="P2" draw:layer="layout" svg:x1="1.186cm" svg:y1="18.669cm" svg:x2="1.186cm" svg:y2="18.793cm">
          <text:p/>
        </draw:line>
        <draw:line draw:style-name="gr3" draw:text-style-name="P2" draw:layer="layout" svg:x1="2.579cm" svg:y1="18.669cm" svg:x2="2.579cm" svg:y2="18.793cm">
          <text:p/>
        </draw:line>
        <draw:frame draw:style-name="gr4" draw:text-style-name="P4" draw:layer="layout" svg:width="0.352cm" svg:height="0.412cm" svg:x="1.074cm" svg:y="18.857cm">
          <draw:text-box>
            <text:p text:style-name="P3"><text:span text:style-name="T1">0</text:span></text:p>
          </draw:text-box>
        </draw:frame>
        <draw:line draw:style-name="gr3" draw:text-style-name="P2" draw:layer="layout" svg:x1="3.971cm" svg:y1="18.669cm" svg:x2="3.971cm" svg:y2="18.793cm">
          <text:p/>
        </draw:line>
        <draw:frame draw:style-name="gr4" draw:text-style-name="P4" draw:layer="layout" svg:width="0.352cm" svg:height="0.412cm" svg:x="2.467cm" svg:y="18.857cm">
          <draw:text-box>
            <text:p text:style-name="P3"><text:span text:style-name="T1">1</text:span></text:p>
          </draw:text-box>
        </draw:frame>
        <draw:line draw:style-name="gr3" draw:text-style-name="P2" draw:layer="layout" svg:x1="5.364cm" svg:y1="18.669cm" svg:x2="5.364cm" svg:y2="18.793cm">
          <text:p/>
        </draw:line>
        <draw:frame draw:style-name="gr4" draw:text-style-name="P4" draw:layer="layout" svg:width="0.352cm" svg:height="0.412cm" svg:x="3.86cm" svg:y="18.857cm">
          <draw:text-box>
            <text:p text:style-name="P3"><text:span text:style-name="T1">2</text:span></text:p>
          </draw:text-box>
        </draw:frame>
        <draw:line draw:style-name="gr3" draw:text-style-name="P2" draw:layer="layout" svg:x1="6.756cm" svg:y1="18.669cm" svg:x2="6.756cm" svg:y2="18.793cm">
          <text:p/>
        </draw:line>
        <draw:frame draw:style-name="gr4" draw:text-style-name="P4" draw:layer="layout" svg:width="0.352cm" svg:height="0.412cm" svg:x="5.252cm" svg:y="18.857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6.645cm" svg:y="18.857cm">
          <draw:text-box>
            <text:p text:style-name="P3"><text:span text:style-name="T1">4</text:span></text:p>
          </draw:text-box>
        </draw:frame>
        <draw:line draw:style-name="gr3" draw:text-style-name="P2" draw:layer="layout" svg:x1="1.186cm" svg:y1="18.669cm" svg:x2="1.062cm" svg:y2="18.669cm">
          <text:p/>
        </draw:line>
        <draw:frame draw:style-name="gr4" draw:text-style-name="P4" draw:layer="layout" svg:width="0.971cm" svg:height="0.412cm" svg:x="3.485cm" svg:y="19.34cm">
          <draw:text-box>
            <text:p text:style-name="P3"><text:span text:style-name="T1">X (m)</text:span></text:p>
          </draw:text-box>
        </draw:frame>
        <draw:line draw:style-name="gr3" draw:text-style-name="P2" draw:layer="layout" svg:x1="1.186cm" svg:y1="17.342cm" svg:x2="1.062cm" svg:y2="17.342cm">
          <text:p/>
        </draw:line>
        <draw:frame draw:style-name="gr4" draw:text-style-name="P4" draw:layer="layout" svg:width="0.352cm" svg:height="0.412cm" svg:x="0.715cm" svg:y="18.477cm">
          <draw:text-box>
            <text:p text:style-name="P3"><text:span text:style-name="T1">0</text:span></text:p>
          </draw:text-box>
        </draw:frame>
        <draw:line draw:style-name="gr3" draw:text-style-name="P2" draw:layer="layout" svg:x1="1.186cm" svg:y1="16.015cm" svg:x2="1.062cm" svg:y2="16.015cm">
          <text:p/>
        </draw:line>
        <draw:frame draw:style-name="gr4" draw:text-style-name="P4" draw:layer="layout" svg:width="0.352cm" svg:height="0.412cm" svg:x="0.715cm" svg:y="17.149cm">
          <draw:text-box>
            <text:p text:style-name="P3"><text:span text:style-name="T1">1</text:span></text:p>
          </draw:text-box>
        </draw:frame>
        <draw:line draw:style-name="gr3" draw:text-style-name="P2" draw:layer="layout" svg:x1="1.186cm" svg:y1="14.687cm" svg:x2="1.062cm" svg:y2="14.687cm">
          <text:p/>
        </draw:line>
        <draw:frame draw:style-name="gr4" draw:text-style-name="P4" draw:layer="layout" svg:width="0.352cm" svg:height="0.412cm" svg:x="0.715cm" svg:y="15.822cm">
          <draw:text-box>
            <text:p text:style-name="P3"><text:span text:style-name="T1">2</text:span></text:p>
          </draw:text-box>
        </draw:frame>
        <draw:line draw:style-name="gr3" draw:text-style-name="P2" draw:layer="layout" svg:x1="1.186cm" svg:y1="13.36cm" svg:x2="1.062cm" svg:y2="13.36cm">
          <text:p/>
        </draw:line>
        <draw:frame draw:style-name="gr4" draw:text-style-name="P4" draw:layer="layout" svg:width="0.352cm" svg:height="0.412cm" svg:x="0.715cm" svg:y="14.495cm">
          <draw:text-box>
            <text:p text:style-name="P3"><text:span text:style-name="T1">3</text:span></text:p>
          </draw:text-box>
        </draw:frame>
        <draw:line draw:style-name="gr3" draw:text-style-name="P2" draw:layer="layout" svg:x1="1.186cm" svg:y1="12.033cm" svg:x2="1.062cm" svg:y2="12.033cm">
          <text:p/>
        </draw:line>
        <draw:frame draw:style-name="gr4" draw:text-style-name="P4" draw:layer="layout" svg:width="0.352cm" svg:height="0.412cm" svg:x="0.715cm" svg:y="13.16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0.715cm" svg:y="11.84cm">
          <draw:text-box>
            <text:p text:style-name="P3"><text:span text:style-name="T1">5</text:span></text:p>
          </draw:text-box>
        </draw:frame>
        <draw:line draw:style-name="gr5" draw:text-style-name="P2" draw:layer="layout" svg:x1="1.186cm" svg:y1="18.669cm" svg:x2="1.186cm" svg:y2="12.033cm">
          <text:p/>
        </draw:line>
        <draw:line draw:style-name="gr5" draw:text-style-name="P2" draw:layer="layout" svg:x1="6.756cm" svg:y1="18.669cm" svg:x2="6.756cm" svg:y2="12.033cm">
          <text:p/>
        </draw:line>
        <draw:line draw:style-name="gr5" draw:text-style-name="P2" draw:layer="layout" svg:x1="1.186cm" svg:y1="18.669cm" svg:x2="6.756cm" svg:y2="18.669cm">
          <text:p/>
        </draw:line>
        <draw:line draw:style-name="gr5" draw:text-style-name="P2" draw:layer="layout" svg:x1="1.186cm" svg:y1="12.033cm" svg:x2="6.756cm" svg:y2="12.033cm">
          <text:p/>
        </draw:line>
        <draw:frame draw:style-name="gr4" draw:text-style-name="P4" draw:layer="layout" svg:width="0.945cm" svg:height="0.412cm" draw:transform="rotate (1.5707963267949) translate (0.173cm 15.825cm)">
          <draw:text-box>
            <text:p text:style-name="P3"><text:span text:style-name="T1">Y (m)</text:span></text:p>
          </draw:text-box>
        </draw:frame>
        <draw:polygon draw:style-name="gr1" draw:text-style-name="P1" draw:layer="layout" svg:width="5.57cm" svg:height="6.636cm" svg:x="7.542cm" svg:y="12.033cm" svg:viewBox="0 0 5571 6637" draw:points="0,0 5571,0 5571,6637 0,6637">
          <text:p/>
        </draw:polygon>
        <draw:frame draw:style-name="gr2" draw:text-style-name="P2" draw:layer="layout" svg:width="5.587cm" svg:height="6.654cm" svg:x="7.542cm" svg:y="12.015cm">
          <draw:image xlink:href="Pictures/10000000000000DC00000106E8C81ADB.png" xlink:type="simple" xlink:show="embed" xlink:actuate="onLoad" draw:mime-type="image/png">
            <text:p/>
          </draw:image>
        </draw:frame>
        <draw:line draw:style-name="gr3" draw:text-style-name="P2" draw:layer="layout" svg:x1="7.542cm" svg:y1="18.669cm" svg:x2="7.542cm" svg:y2="18.793cm">
          <text:p/>
        </draw:line>
        <draw:line draw:style-name="gr3" draw:text-style-name="P2" draw:layer="layout" svg:x1="8.934cm" svg:y1="18.669cm" svg:x2="8.934cm" svg:y2="18.793cm">
          <text:p/>
        </draw:line>
        <draw:frame draw:style-name="gr4" draw:text-style-name="P4" draw:layer="layout" svg:width="0.352cm" svg:height="0.412cm" svg:x="7.43cm" svg:y="18.857cm">
          <draw:text-box>
            <text:p text:style-name="P3"><text:span text:style-name="T1">0</text:span></text:p>
          </draw:text-box>
        </draw:frame>
        <draw:line draw:style-name="gr3" draw:text-style-name="P2" draw:layer="layout" svg:x1="10.327cm" svg:y1="18.669cm" svg:x2="10.327cm" svg:y2="18.793cm">
          <text:p/>
        </draw:line>
        <draw:frame draw:style-name="gr4" draw:text-style-name="P4" draw:layer="layout" svg:width="0.352cm" svg:height="0.412cm" svg:x="8.823cm" svg:y="18.857cm">
          <draw:text-box>
            <text:p text:style-name="P3"><text:span text:style-name="T1">1</text:span></text:p>
          </draw:text-box>
        </draw:frame>
        <draw:line draw:style-name="gr3" draw:text-style-name="P2" draw:layer="layout" svg:x1="11.72cm" svg:y1="18.669cm" svg:x2="11.72cm" svg:y2="18.793cm">
          <text:p/>
        </draw:line>
        <draw:frame draw:style-name="gr4" draw:text-style-name="P4" draw:layer="layout" svg:width="0.352cm" svg:height="0.412cm" svg:x="10.215cm" svg:y="18.857cm">
          <draw:text-box>
            <text:p text:style-name="P3"><text:span text:style-name="T1">2</text:span></text:p>
          </draw:text-box>
        </draw:frame>
        <draw:line draw:style-name="gr3" draw:text-style-name="P2" draw:layer="layout" svg:x1="13.112cm" svg:y1="18.669cm" svg:x2="13.112cm" svg:y2="18.793cm">
          <text:p/>
        </draw:line>
        <draw:frame draw:style-name="gr4" draw:text-style-name="P4" draw:layer="layout" svg:width="0.352cm" svg:height="0.412cm" svg:x="11.608cm" svg:y="18.857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13cm" svg:y="18.857cm">
          <draw:text-box>
            <text:p text:style-name="P3"><text:span text:style-name="T1">4</text:span></text:p>
          </draw:text-box>
        </draw:frame>
        <draw:line draw:style-name="gr3" draw:text-style-name="P2" draw:layer="layout" svg:x1="7.542cm" svg:y1="18.669cm" svg:x2="7.418cm" svg:y2="18.669cm">
          <text:p/>
        </draw:line>
        <draw:frame draw:style-name="gr4" draw:text-style-name="P4" draw:layer="layout" svg:width="0.971cm" svg:height="0.412cm" svg:x="9.84cm" svg:y="19.34cm">
          <draw:text-box>
            <text:p text:style-name="P3"><text:span text:style-name="T1">X (m)</text:span></text:p>
          </draw:text-box>
        </draw:frame>
        <draw:line draw:style-name="gr3" draw:text-style-name="P2" draw:layer="layout" svg:x1="7.542cm" svg:y1="17.342cm" svg:x2="7.418cm" svg:y2="17.342cm">
          <text:p/>
        </draw:line>
        <draw:frame draw:style-name="gr4" draw:text-style-name="P4" draw:layer="layout" svg:width="0.352cm" svg:height="0.412cm" svg:x="7.071cm" svg:y="18.477cm">
          <draw:text-box>
            <text:p text:style-name="P3"><text:span text:style-name="T1">0</text:span></text:p>
          </draw:text-box>
        </draw:frame>
        <draw:line draw:style-name="gr3" draw:text-style-name="P2" draw:layer="layout" svg:x1="7.542cm" svg:y1="16.015cm" svg:x2="7.418cm" svg:y2="16.015cm">
          <text:p/>
        </draw:line>
        <draw:frame draw:style-name="gr4" draw:text-style-name="P4" draw:layer="layout" svg:width="0.352cm" svg:height="0.412cm" svg:x="7.071cm" svg:y="17.149cm">
          <draw:text-box>
            <text:p text:style-name="P3"><text:span text:style-name="T1">1</text:span></text:p>
          </draw:text-box>
        </draw:frame>
        <draw:line draw:style-name="gr3" draw:text-style-name="P2" draw:layer="layout" svg:x1="7.542cm" svg:y1="14.687cm" svg:x2="7.418cm" svg:y2="14.687cm">
          <text:p/>
        </draw:line>
        <draw:frame draw:style-name="gr4" draw:text-style-name="P4" draw:layer="layout" svg:width="0.352cm" svg:height="0.412cm" svg:x="7.071cm" svg:y="15.822cm">
          <draw:text-box>
            <text:p text:style-name="P3"><text:span text:style-name="T1">2</text:span></text:p>
          </draw:text-box>
        </draw:frame>
        <draw:line draw:style-name="gr3" draw:text-style-name="P2" draw:layer="layout" svg:x1="7.542cm" svg:y1="13.36cm" svg:x2="7.418cm" svg:y2="13.36cm">
          <text:p/>
        </draw:line>
        <draw:frame draw:style-name="gr4" draw:text-style-name="P4" draw:layer="layout" svg:width="0.352cm" svg:height="0.412cm" svg:x="7.071cm" svg:y="14.495cm">
          <draw:text-box>
            <text:p text:style-name="P3"><text:span text:style-name="T1">3</text:span></text:p>
          </draw:text-box>
        </draw:frame>
        <draw:line draw:style-name="gr3" draw:text-style-name="P2" draw:layer="layout" svg:x1="7.542cm" svg:y1="12.033cm" svg:x2="7.418cm" svg:y2="12.033cm">
          <text:p/>
        </draw:line>
        <draw:frame draw:style-name="gr4" draw:text-style-name="P4" draw:layer="layout" svg:width="0.352cm" svg:height="0.412cm" svg:x="7.071cm" svg:y="13.16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7.071cm" svg:y="11.84cm">
          <draw:text-box>
            <text:p text:style-name="P3"><text:span text:style-name="T1">5</text:span></text:p>
          </draw:text-box>
        </draw:frame>
        <draw:line draw:style-name="gr5" draw:text-style-name="P2" draw:layer="layout" svg:x1="7.542cm" svg:y1="18.669cm" svg:x2="7.542cm" svg:y2="12.033cm">
          <text:p/>
        </draw:line>
        <draw:line draw:style-name="gr5" draw:text-style-name="P2" draw:layer="layout" svg:x1="13.112cm" svg:y1="18.669cm" svg:x2="13.112cm" svg:y2="12.033cm">
          <text:p/>
        </draw:line>
        <draw:line draw:style-name="gr5" draw:text-style-name="P2" draw:layer="layout" svg:x1="7.542cm" svg:y1="18.669cm" svg:x2="13.112cm" svg:y2="18.669cm">
          <text:p/>
        </draw:line>
        <draw:line draw:style-name="gr5" draw:text-style-name="P2" draw:layer="layout" svg:x1="7.542cm" svg:y1="12.033cm" svg:x2="13.112cm" svg:y2="12.033cm">
          <text:p/>
        </draw:line>
        <draw:polygon draw:style-name="gr1" draw:text-style-name="P1" draw:layer="layout" svg:width="5.571cm" svg:height="6.636cm" svg:x="13.897cm" svg:y="12.033cm" svg:viewBox="0 0 5572 6637" draw:points="0,0 5572,0 5572,6637 0,6637">
          <text:p/>
        </draw:polygon>
        <draw:frame draw:style-name="gr2" draw:text-style-name="P2" draw:layer="layout" svg:width="5.587cm" svg:height="6.654cm" svg:x="13.898cm" svg:y="12.015cm">
          <draw:image xlink:href="Pictures/10000000000000DC000001061E116AEB.png" xlink:type="simple" xlink:show="embed" xlink:actuate="onLoad" draw:mime-type="image/png">
            <text:p/>
          </draw:image>
        </draw:frame>
        <draw:line draw:style-name="gr3" draw:text-style-name="P2" draw:layer="layout" svg:x1="13.897cm" svg:y1="18.669cm" svg:x2="13.897cm" svg:y2="18.793cm">
          <text:p/>
        </draw:line>
        <draw:line draw:style-name="gr3" draw:text-style-name="P2" draw:layer="layout" svg:x1="15.29cm" svg:y1="18.669cm" svg:x2="15.29cm" svg:y2="18.793cm">
          <text:p/>
        </draw:line>
        <draw:frame draw:style-name="gr4" draw:text-style-name="P4" draw:layer="layout" svg:width="0.352cm" svg:height="0.412cm" svg:x="13.786cm" svg:y="18.857cm">
          <draw:text-box>
            <text:p text:style-name="P3"><text:span text:style-name="T1">0</text:span></text:p>
          </draw:text-box>
        </draw:frame>
        <draw:line draw:style-name="gr3" draw:text-style-name="P2" draw:layer="layout" svg:x1="16.683cm" svg:y1="18.669cm" svg:x2="16.683cm" svg:y2="18.793cm">
          <text:p/>
        </draw:line>
        <draw:frame draw:style-name="gr4" draw:text-style-name="P4" draw:layer="layout" svg:width="0.352cm" svg:height="0.412cm" svg:x="15.178cm" svg:y="18.857cm">
          <draw:text-box>
            <text:p text:style-name="P3"><text:span text:style-name="T1">1</text:span></text:p>
          </draw:text-box>
        </draw:frame>
        <draw:line draw:style-name="gr3" draw:text-style-name="P2" draw:layer="layout" svg:x1="18.075cm" svg:y1="18.669cm" svg:x2="18.075cm" svg:y2="18.793cm">
          <text:p/>
        </draw:line>
        <draw:frame draw:style-name="gr4" draw:text-style-name="P4" draw:layer="layout" svg:width="0.352cm" svg:height="0.412cm" svg:x="16.571cm" svg:y="18.857cm">
          <draw:text-box>
            <text:p text:style-name="P3"><text:span text:style-name="T1">2</text:span></text:p>
          </draw:text-box>
        </draw:frame>
        <draw:line draw:style-name="gr3" draw:text-style-name="P2" draw:layer="layout" svg:x1="19.468cm" svg:y1="18.669cm" svg:x2="19.468cm" svg:y2="18.793cm">
          <text:p/>
        </draw:line>
        <draw:frame draw:style-name="gr4" draw:text-style-name="P4" draw:layer="layout" svg:width="0.352cm" svg:height="0.412cm" svg:x="17.964cm" svg:y="18.857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19.356cm" svg:y="18.857cm">
          <draw:text-box>
            <text:p text:style-name="P3"><text:span text:style-name="T1">4</text:span></text:p>
          </draw:text-box>
        </draw:frame>
        <draw:line draw:style-name="gr3" draw:text-style-name="P2" draw:layer="layout" svg:x1="13.897cm" svg:y1="18.669cm" svg:x2="13.774cm" svg:y2="18.669cm">
          <text:p/>
        </draw:line>
        <draw:frame draw:style-name="gr4" draw:text-style-name="P4" draw:layer="layout" svg:width="0.971cm" svg:height="0.412cm" svg:x="16.196cm" svg:y="19.34cm">
          <draw:text-box>
            <text:p text:style-name="P3"><text:span text:style-name="T1">X (m)</text:span></text:p>
          </draw:text-box>
        </draw:frame>
        <draw:line draw:style-name="gr3" draw:text-style-name="P2" draw:layer="layout" svg:x1="13.897cm" svg:y1="17.342cm" svg:x2="13.774cm" svg:y2="17.342cm">
          <text:p/>
        </draw:line>
        <draw:frame draw:style-name="gr4" draw:text-style-name="P4" draw:layer="layout" svg:width="0.352cm" svg:height="0.412cm" svg:x="13.427cm" svg:y="18.477cm">
          <draw:text-box>
            <text:p text:style-name="P3"><text:span text:style-name="T1">0</text:span></text:p>
          </draw:text-box>
        </draw:frame>
        <draw:line draw:style-name="gr3" draw:text-style-name="P2" draw:layer="layout" svg:x1="13.897cm" svg:y1="16.015cm" svg:x2="13.774cm" svg:y2="16.015cm">
          <text:p/>
        </draw:line>
        <draw:frame draw:style-name="gr4" draw:text-style-name="P4" draw:layer="layout" svg:width="0.352cm" svg:height="0.412cm" svg:x="13.427cm" svg:y="17.149cm">
          <draw:text-box>
            <text:p text:style-name="P3"><text:span text:style-name="T1">1</text:span></text:p>
          </draw:text-box>
        </draw:frame>
        <draw:line draw:style-name="gr3" draw:text-style-name="P2" draw:layer="layout" svg:x1="13.897cm" svg:y1="14.687cm" svg:x2="13.774cm" svg:y2="14.687cm">
          <text:p/>
        </draw:line>
        <draw:frame draw:style-name="gr4" draw:text-style-name="P4" draw:layer="layout" svg:width="0.352cm" svg:height="0.412cm" svg:x="13.427cm" svg:y="15.822cm">
          <draw:text-box>
            <text:p text:style-name="P3"><text:span text:style-name="T1">2</text:span></text:p>
          </draw:text-box>
        </draw:frame>
        <draw:line draw:style-name="gr3" draw:text-style-name="P2" draw:layer="layout" svg:x1="13.897cm" svg:y1="13.36cm" svg:x2="13.774cm" svg:y2="13.36cm">
          <text:p/>
        </draw:line>
        <draw:frame draw:style-name="gr4" draw:text-style-name="P4" draw:layer="layout" svg:width="0.352cm" svg:height="0.412cm" svg:x="13.427cm" svg:y="14.495cm">
          <draw:text-box>
            <text:p text:style-name="P3"><text:span text:style-name="T1">3</text:span></text:p>
          </draw:text-box>
        </draw:frame>
        <draw:line draw:style-name="gr3" draw:text-style-name="P2" draw:layer="layout" svg:x1="13.897cm" svg:y1="12.033cm" svg:x2="13.774cm" svg:y2="12.033cm">
          <text:p/>
        </draw:line>
        <draw:frame draw:style-name="gr4" draw:text-style-name="P4" draw:layer="layout" svg:width="0.352cm" svg:height="0.412cm" svg:x="13.427cm" svg:y="13.16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13.427cm" svg:y="11.84cm">
          <draw:text-box>
            <text:p text:style-name="P3"><text:span text:style-name="T1">5</text:span></text:p>
          </draw:text-box>
        </draw:frame>
        <draw:line draw:style-name="gr5" draw:text-style-name="P2" draw:layer="layout" svg:x1="13.897cm" svg:y1="18.669cm" svg:x2="13.897cm" svg:y2="12.033cm">
          <text:p/>
        </draw:line>
        <draw:line draw:style-name="gr5" draw:text-style-name="P2" draw:layer="layout" svg:x1="19.468cm" svg:y1="18.669cm" svg:x2="19.468cm" svg:y2="12.033cm">
          <text:p/>
        </draw:line>
        <draw:line draw:style-name="gr5" draw:text-style-name="P2" draw:layer="layout" svg:x1="13.897cm" svg:y1="18.669cm" svg:x2="19.468cm" svg:y2="18.669cm">
          <text:p/>
        </draw:line>
        <draw:line draw:style-name="gr5" draw:text-style-name="P2" draw:layer="layout" svg:x1="13.897cm" svg:y1="12.033cm" svg:x2="19.468cm" svg:y2="12.033cm">
          <text:p/>
        </draw:line>
        <draw:polygon draw:style-name="gr1" draw:text-style-name="P1" draw:layer="layout" svg:width="0.332cm" svg:height="6.636cm" svg:x="19.816cm" svg:y="12.033cm" svg:viewBox="0 0 333 6637" draw:points="0,0 333,0 333,6637 0,6637">
          <text:p/>
        </draw:polygon>
        <draw:frame draw:style-name="gr2" draw:text-style-name="P2" draw:layer="layout" svg:width="0.329cm" svg:height="6.654cm" svg:x="19.809cm" svg:y="12.015cm">
          <draw:image xlink:href="Pictures/100000000000000D000001068C1837A9.png" xlink:type="simple" xlink:show="embed" xlink:actuate="onLoad" draw:mime-type="image/png">
            <text:p/>
          </draw:image>
        </draw:frame>
        <draw:line draw:style-name="gr3" draw:text-style-name="P2" draw:layer="layout" svg:x1="20.148cm" svg:y1="18.669cm" svg:x2="20.271cm" svg:y2="18.669cm">
          <text:p/>
        </draw:line>
        <draw:line draw:style-name="gr3" draw:text-style-name="P2" draw:layer="layout" svg:x1="20.148cm" svg:y1="17.342cm" svg:x2="20.271cm" svg:y2="17.342cm">
          <text:p/>
        </draw:line>
        <draw:frame draw:style-name="gr4" draw:text-style-name="P4" draw:layer="layout" svg:width="0.561cm" svg:height="0.412cm" svg:x="20.395cm" svg:y="18.477cm">
          <draw:text-box>
            <text:p text:style-name="P3"><text:span text:style-name="T1">0.0</text:span></text:p>
          </draw:text-box>
        </draw:frame>
        <draw:line draw:style-name="gr3" draw:text-style-name="P2" draw:layer="layout" svg:x1="20.148cm" svg:y1="16.015cm" svg:x2="20.271cm" svg:y2="16.015cm">
          <text:p/>
        </draw:line>
        <draw:frame draw:style-name="gr4" draw:text-style-name="P4" draw:layer="layout" svg:width="0.561cm" svg:height="0.412cm" svg:x="20.395cm" svg:y="17.149cm">
          <draw:text-box>
            <text:p text:style-name="P3"><text:span text:style-name="T1">0.2</text:span></text:p>
          </draw:text-box>
        </draw:frame>
        <draw:line draw:style-name="gr3" draw:text-style-name="P2" draw:layer="layout" svg:x1="20.148cm" svg:y1="14.687cm" svg:x2="20.271cm" svg:y2="14.687cm">
          <text:p/>
        </draw:line>
        <draw:frame draw:style-name="gr4" draw:text-style-name="P4" draw:layer="layout" svg:width="0.561cm" svg:height="0.412cm" svg:x="20.395cm" svg:y="15.822cm">
          <draw:text-box>
            <text:p text:style-name="P3"><text:span text:style-name="T1">0.4</text:span></text:p>
          </draw:text-box>
        </draw:frame>
        <draw:line draw:style-name="gr3" draw:text-style-name="P2" draw:layer="layout" svg:x1="20.148cm" svg:y1="13.36cm" svg:x2="20.271cm" svg:y2="13.36cm">
          <text:p/>
        </draw:line>
        <draw:frame draw:style-name="gr4" draw:text-style-name="P4" draw:layer="layout" svg:width="0.561cm" svg:height="0.412cm" svg:x="20.395cm" svg:y="14.495cm">
          <draw:text-box>
            <text:p text:style-name="P3"><text:span text:style-name="T1">0.6</text:span></text:p>
          </draw:text-box>
        </draw:frame>
        <draw:line draw:style-name="gr3" draw:text-style-name="P2" draw:layer="layout" svg:x1="20.148cm" svg:y1="12.033cm" svg:x2="20.271cm" svg:y2="12.033cm">
          <text:p/>
        </draw:line>
        <draw:frame draw:style-name="gr4" draw:text-style-name="P4" draw:layer="layout" svg:width="0.561cm" svg:height="0.412cm" svg:x="20.395cm" svg:y="13.167cm">
          <draw:text-box>
            <text:p text:style-name="P3"><text:span text:style-name="T1">0.8</text:span></text:p>
          </draw:text-box>
        </draw:frame>
        <draw:frame draw:style-name="gr4" draw:text-style-name="P4" draw:layer="layout" svg:width="0.561cm" svg:height="0.412cm" svg:x="20.395cm" svg:y="11.84cm">
          <draw:text-box>
            <text:p text:style-name="P3"><text:span text:style-name="T1">1.0</text:span></text:p>
          </draw:text-box>
        </draw:frame>
        <draw:polygon draw:style-name="gr5" draw:text-style-name="P2" draw:layer="layout" svg:width="0.332cm" svg:height="6.636cm" svg:x="19.816cm" svg:y="12.033cm" svg:viewBox="0 0 333 6637" draw:points="0,0 333,0 333,6637 0,6637">
          <text:p/>
        </draw:polygon>
        <draw:frame draw:style-name="gr4" draw:text-style-name="P4" draw:layer="layout" svg:width="0.709cm" svg:height="0.412cm" draw:transform="rotate (1.5707963267949) translate (21.038cm 15.707cm)">
          <draw:text-box>
            <text:p text:style-name="P3"><text:span text:style-name="T1">BER</text:span></text:p>
          </draw:text-box>
        </draw:frame>
        <draw:frame draw:style-name="gr7" draw:text-style-name="P7" draw:layer="layout" svg:width="5.638cm" svg:height="0.822cm" svg:x="7.5cm" svg:y="10.25cm">
          <draw:text-box>
            <text:p text:style-name="P6"><text:span text:style-name="T3">Sinal após o TIA</text:span></text:p>
          </draw:text-box>
        </draw:frame>
        <draw:frame draw:style-name="gr4" draw:text-style-name="P4" draw:layer="layout" svg:width="0.971cm" svg:height="0.412cm" svg:x="3.486cm" svg:y="9.34cm">
          <draw:text-box>
            <text:p text:style-name="P3"><text:span text:style-name="T1">X (m)</text:span></text:p>
          </draw:text-box>
        </draw:frame>
        <draw:frame draw:style-name="gr4" draw:text-style-name="P4" draw:layer="layout" svg:width="0.971cm" svg:height="0.412cm" svg:x="9.887cm" svg:y="9.34cm">
          <draw:text-box>
            <text:p text:style-name="P3"><text:span text:style-name="T1">X (m)</text:span></text:p>
          </draw:text-box>
        </draw:frame>
        <draw:frame draw:style-name="gr4" draw:text-style-name="P4" draw:layer="layout" svg:width="0.971cm" svg:height="0.412cm" svg:x="16.233cm" svg:y="9.34cm">
          <draw:text-box>
            <text:p text:style-name="P3"><text:span text:style-name="T1">X (m)</text:span></text:p>
          </draw:text-box>
        </draw:frame>
        <draw:frame draw:style-name="gr6" draw:text-style-name="P5" draw:layer="layout" svg:width="4.038cm" svg:height="0.497cm" svg:x="8.373cm" svg:y="1.335cm">
          <draw:text-box>
            <text:p text:style-name="P3"><text:span text:style-name="T2">Razão cíclica = 0,5</text:span></text:p>
          </draw:text-box>
        </draw:frame>
        <draw:frame draw:style-name="gr6" draw:text-style-name="P5" draw:layer="layout" svg:width="4.038cm" svg:height="0.497cm" svg:x="14.727cm" svg:y="1.336cm">
          <draw:text-box>
            <text:p text:style-name="P3"><text:span text:style-name="T2">Razão cíclica = 0,8</text:span></text:p>
          </draw:text-box>
        </draw:frame>
        <draw:frame draw:style-name="gr6" draw:text-style-name="P5" draw:layer="layout" svg:width="4.038cm" svg:height="0.497cm" svg:x="1.973cm" svg:y="11.335cm">
          <draw:text-box>
            <text:p text:style-name="P3"><text:span text:style-name="T2">Razão cíclica = 0,2</text:span></text:p>
          </draw:text-box>
        </draw:frame>
        <draw:frame draw:style-name="gr6" draw:text-style-name="P5" draw:layer="layout" svg:width="4.038cm" svg:height="0.497cm" svg:x="8.373cm" svg:y="11.336cm">
          <draw:text-box>
            <text:p text:style-name="P3"><text:span text:style-name="T2">Razão cíclica = 0,5</text:span></text:p>
          </draw:text-box>
        </draw:frame>
        <draw:frame draw:style-name="gr6" draw:text-style-name="P5" draw:layer="layout" svg:width="4.038cm" svg:height="0.497cm" svg:x="14.727cm" svg:y="11.337cm">
          <draw:text-box>
            <text:p text:style-name="P3"><text:span text:style-name="T2">Razão cíclica = 0,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4cm" fo:margin-left="0cm" fo:margin-right="0cm" fo:page-width="21.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17:02:23.951560900</dc:date>
    <meta:editing-duration>PT7M21S</meta:editing-duration>
    <meta:editing-cycles>1</meta:editing-cycles>
    <meta:document-statistic meta:object-count="216"/>
    <meta:generator>LibreOffice/25.8.3.2$Windows_X86_64 LibreOffice_project/8ca8d55c161d602844f5428fa4b58097424e324e</meta:generator>
  </office:meta>
</office:document-meta>
</file>